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6000000CFD5801D7F5BCE33E5.png" manifest:media-type="image/png"/>
  <manifest:file-entry manifest:full-path="Pictures/10000000000000E6000000CED2B9BF61373B3C88.png" manifest:media-type="image/png"/>
  <manifest:file-entry manifest:full-path="Pictures/10000000000000E9000000CC5AA5D6B81F40249A.png" manifest:media-type="image/png"/>
  <manifest:file-entry manifest:full-path="Pictures/10000000000000E9000000CE21A93A387ACF938D.png" manifest:media-type="image/png"/>
  <manifest:file-entry manifest:full-path="Pictures/10000000000000E6000000CFAECDCEF38650E51C.png" manifest:media-type="image/png"/>
  <manifest:file-entry manifest:full-path="Pictures/10000000000000E8000000CCEBF020E72AE82153.png" manifest:media-type="image/png"/>
  <manifest:file-entry manifest:full-path="Pictures/10000000000000E8000000CFA57DF31B406A1921.png" manifest:media-type="image/png"/>
  <manifest:file-entry manifest:full-path="Pictures/10000000000000E5000000CEDFB197FA88E75045.png" manifest:media-type="image/png"/>
  <manifest:file-entry manifest:full-path="Pictures/10000000000000E9000000D1597D533EB176E92C.png" manifest:media-type="image/png"/>
  <manifest:file-entry manifest:full-path="Pictures/10000000000000E5000000CCC8C498CC8811D79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stroke="dash" draw:stroke-dash="Dash"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Object_20_with_20_no_20_fill_20_and_20_no_20_line">
      <style:graphic-properties draw:stroke="none" draw:fill="none" draw:opacity="100%" draw:opacity-name="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9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bf0041" draw:marker-start-width="0.321cm" draw:marker-end-width="0.321cm" svg:stroke-opacity="50%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opacity="100%"/>
      <style:paragraph-properties fo:text-align="center"/>
    </style:style>
    <style:style style:name="P3" style:family="paragraph">
      <loext:graphic-properties draw:fill="none" draw:opacity="100%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81cm" svg:height="3.81cm" svg:x="13.065cm" svg:y="16.875cm">
          <draw:image xlink:href="Pictures/10000000000000E5000000CCC8C498CC8811D791.png" xlink:type="simple" xlink:show="embed" xlink:actuate="onLoad" draw:mime-type="image/png">
            <text:p/>
          </draw:image>
        </draw:frame>
        <draw:line draw:style-name="gr2" draw:text-style-name="P1" draw:layer="layout" svg:x1="17.256cm" svg:y1="18.78cm" svg:x2="18.843cm" svg:y2="18.78cm">
          <text:p/>
        </draw:line>
        <draw:frame draw:style-name="gr1" draw:text-style-name="P1" draw:layer="layout" svg:width="3.81cm" svg:height="3.81cm" svg:x="19.186cm" svg:y="16.875cm">
          <draw:image xlink:href="Pictures/10000000000000E5000000CEDFB197FA88E75045.png" xlink:type="simple" xlink:show="embed" xlink:actuate="onLoad" draw:mime-type="image/png">
            <text:p/>
          </draw:image>
        </draw:frame>
        <draw:line draw:style-name="gr2" draw:text-style-name="P1" draw:layer="layout" svg:x1="17.206cm" svg:y1="23.86cm" svg:x2="18.793cm" svg:y2="23.86cm">
          <text:p/>
        </draw:line>
        <draw:frame draw:style-name="gr1" draw:text-style-name="P1" draw:layer="layout" svg:width="3.81cm" svg:height="3.81cm" svg:x="13.065cm" svg:y="21.955cm">
          <draw:image xlink:href="Pictures/10000000000000E8000000CCEBF020E72AE82153.png" xlink:type="simple" xlink:show="embed" xlink:actuate="onLoad" draw:mime-type="image/png">
            <text:p/>
          </draw:image>
        </draw:frame>
        <draw:frame draw:style-name="gr1" draw:text-style-name="P1" draw:layer="layout" svg:width="3.81cm" svg:height="3.81cm" svg:x="19.136cm" svg:y="21.955cm">
          <draw:image xlink:href="Pictures/10000000000000E6000000CFAECDCEF38650E51C.png" xlink:type="simple" xlink:show="embed" xlink:actuate="onLoad" draw:mime-type="image/png">
            <text:p/>
          </draw:image>
        </draw:frame>
        <draw:frame draw:style-name="gr1" draw:text-style-name="P1" draw:layer="layout" svg:width="3.81cm" svg:height="3.82cm" svg:x="13.065cm" svg:y="27.035cm">
          <draw:image xlink:href="Pictures/10000000000000E9000000D1597D533EB176E92C.png" xlink:type="simple" xlink:show="embed" xlink:actuate="onLoad" draw:mime-type="image/png">
            <text:p/>
          </draw:image>
        </draw:frame>
        <draw:frame draw:style-name="gr1" draw:text-style-name="P1" draw:layer="layout" svg:width="3.81cm" svg:height="3.81cm" svg:x="19.097cm" svg:y="27.035cm">
          <draw:image xlink:href="Pictures/10000000000000E8000000CFA57DF31B406A1921.png" xlink:type="simple" xlink:show="embed" xlink:actuate="onLoad" draw:mime-type="image/png">
            <text:p/>
          </draw:image>
        </draw:frame>
        <draw:line draw:style-name="gr2" draw:text-style-name="P1" draw:layer="layout" svg:x1="17.192cm" svg:y1="28.94cm" svg:x2="18.779cm" svg:y2="28.94cm">
          <text:p/>
        </draw:line>
        <draw:frame draw:style-name="gr1" draw:text-style-name="P1" draw:layer="layout" svg:width="3.81cm" svg:height="3.81cm" svg:x="13.065cm" svg:y="32.115cm">
          <draw:image xlink:href="Pictures/10000000000000E9000000CE21A93A387ACF938D.png" xlink:type="simple" xlink:show="embed" xlink:actuate="onLoad" draw:mime-type="image/png">
            <text:p/>
          </draw:image>
        </draw:frame>
        <draw:line draw:style-name="gr2" draw:text-style-name="P1" draw:layer="layout" svg:x1="17.18cm" svg:y1="34.02cm" svg:x2="18.767cm" svg:y2="34.02cm">
          <text:p/>
        </draw:line>
        <draw:frame draw:style-name="gr1" draw:text-style-name="P1" draw:layer="layout" svg:width="3.81cm" svg:height="3.81cm" svg:x="19.17cm" svg:y="32.115cm">
          <draw:image xlink:href="Pictures/10000000000000E9000000CC5AA5D6B81F40249A.png" xlink:type="simple" xlink:show="embed" xlink:actuate="onLoad" draw:mime-type="image/png">
            <text:p/>
          </draw:image>
        </draw:frame>
        <draw:frame draw:style-name="gr1" draw:text-style-name="P1" draw:layer="layout" svg:width="3.81cm" svg:height="3.81cm" svg:x="13.065cm" svg:y="37.195cm">
          <draw:image xlink:href="Pictures/10000000000000E6000000CED2B9BF61373B3C88.png" xlink:type="simple" xlink:show="embed" xlink:actuate="onLoad" draw:mime-type="image/png">
            <text:p/>
          </draw:image>
        </draw:frame>
        <draw:line draw:style-name="gr2" draw:text-style-name="P1" draw:layer="layout" svg:x1="17.171cm" svg:y1="39.1cm" svg:x2="18.758cm" svg:y2="39.1cm">
          <text:p/>
        </draw:line>
        <draw:frame draw:style-name="gr1" draw:text-style-name="P1" draw:layer="layout" svg:width="3.81cm" svg:height="3.81cm" svg:x="19.142cm" svg:y="37.195cm">
          <draw:image xlink:href="Pictures/10000000000000E6000000CFD5801D7F5BCE33E5.png" xlink:type="simple" xlink:show="embed" xlink:actuate="onLoad" draw:mime-type="image/png">
            <text:p/>
          </draw:image>
        </draw:frame>
        <draw:line draw:style-name="gr3" draw:text-style-name="P1" draw:layer="layout" svg:x1="21.076cm" svg:y1="20.68cm" svg:x2="21.076cm" svg:y2="21.264cm">
          <text:p/>
        </draw:line>
        <draw:line draw:style-name="gr3" draw:text-style-name="P1" draw:layer="layout" svg:x1="21.091cm" svg:y1="21.256cm" svg:x2="14.97cm" svg:y2="21.256cm">
          <text:p/>
        </draw:line>
        <draw:line draw:style-name="gr4" draw:text-style-name="P1" draw:layer="layout" svg:x1="14.97cm" svg:y1="21.238cm" svg:x2="14.97cm" svg:y2="21.949cm">
          <text:p/>
        </draw:line>
        <draw:line draw:style-name="gr3" draw:text-style-name="P1" draw:layer="layout" svg:x1="21.076cm" svg:y1="25.765cm" svg:x2="21.076cm" svg:y2="26.349cm">
          <text:p/>
        </draw:line>
        <draw:line draw:style-name="gr3" draw:text-style-name="P1" draw:layer="layout" svg:x1="21.091cm" svg:y1="26.341cm" svg:x2="14.97cm" svg:y2="26.341cm">
          <text:p/>
        </draw:line>
        <draw:line draw:style-name="gr4" draw:text-style-name="P1" draw:layer="layout" svg:x1="14.97cm" svg:y1="26.323cm" svg:x2="14.97cm" svg:y2="27.034cm">
          <text:p/>
        </draw:line>
        <draw:line draw:style-name="gr3" draw:text-style-name="P1" draw:layer="layout" svg:x1="21.076cm" svg:y1="30.845cm" svg:x2="21.076cm" svg:y2="31.429cm">
          <text:p/>
        </draw:line>
        <draw:line draw:style-name="gr3" draw:text-style-name="P1" draw:layer="layout" svg:x1="21.091cm" svg:y1="31.421cm" svg:x2="14.97cm" svg:y2="31.421cm">
          <text:p/>
        </draw:line>
        <draw:line draw:style-name="gr4" draw:text-style-name="P1" draw:layer="layout" svg:x1="14.97cm" svg:y1="31.403cm" svg:x2="14.97cm" svg:y2="32.114cm">
          <text:p/>
        </draw:line>
        <draw:line draw:style-name="gr3" draw:text-style-name="P1" draw:layer="layout" svg:x1="21.076cm" svg:y1="35.925cm" svg:x2="21.076cm" svg:y2="36.509cm">
          <text:p/>
        </draw:line>
        <draw:line draw:style-name="gr3" draw:text-style-name="P1" draw:layer="layout" svg:x1="21.091cm" svg:y1="36.501cm" svg:x2="14.97cm" svg:y2="36.501cm">
          <text:p/>
        </draw:line>
        <draw:line draw:style-name="gr4" draw:text-style-name="P1" draw:layer="layout" svg:x1="14.97cm" svg:y1="36.483cm" svg:x2="14.97cm" svg:y2="37.194cm">
          <text:p/>
        </draw:line>
        <draw:line draw:style-name="gr5" draw:text-style-name="P1" draw:layer="layout" svg:x1="24.177cm" svg:y1="17.043cm" svg:x2="24.177cm" svg:y2="41.173cm">
          <text:p/>
        </draw:line>
        <draw:frame draw:style-name="gr6" draw:text-style-name="P2" draw:layer="layout" svg:width="3.81cm" svg:height="3.81cm" svg:x="25.765cm" svg:y="16.875cm">
          <draw:image xlink:href="Pictures/10000000000000E5000000CCC8C498CC8811D791.png" xlink:type="simple" xlink:show="embed" xlink:actuate="onLoad" draw:mime-type="image/png">
            <text:p/>
          </draw:image>
        </draw:frame>
        <draw:frame draw:style-name="gr7" draw:text-style-name="P3" draw:layer="layout" svg:width="3.81cm" svg:height="3.81cm" svg:x="25.765cm" svg:y="16.875cm">
          <draw:image xlink:href="Pictures/10000000000000E5000000CEDFB197FA88E75045.png" xlink:type="simple" xlink:show="embed" xlink:actuate="onLoad" draw:mime-type="image/png">
            <text:p/>
          </draw:image>
        </draw:frame>
        <draw:frame draw:style-name="gr1" draw:text-style-name="P1" draw:layer="layout" svg:width="3.81cm" svg:height="3.81cm" svg:x="25.765cm" svg:y="21.955cm">
          <draw:image xlink:href="Pictures/10000000000000E8000000CCEBF020E72AE82153.png" xlink:type="simple" xlink:show="embed" xlink:actuate="onLoad" draw:mime-type="image/png">
            <text:p/>
          </draw:image>
        </draw:frame>
        <draw:frame draw:style-name="gr8" draw:text-style-name="P1" draw:layer="layout" svg:width="3.81cm" svg:height="3.81cm" svg:x="25.765cm" svg:y="21.955cm">
          <draw:image xlink:href="Pictures/10000000000000E6000000CFAECDCEF38650E51C.png" xlink:type="simple" xlink:show="embed" xlink:actuate="onLoad" draw:mime-type="image/png">
            <text:p/>
          </draw:image>
        </draw:frame>
        <draw:frame draw:style-name="gr1" draw:text-style-name="P1" draw:layer="layout" svg:width="3.81cm" svg:height="3.82cm" svg:x="25.765cm" svg:y="27.025cm">
          <draw:image xlink:href="Pictures/10000000000000E9000000D1597D533EB176E92C.png" xlink:type="simple" xlink:show="embed" xlink:actuate="onLoad" draw:mime-type="image/png">
            <text:p/>
          </draw:image>
        </draw:frame>
        <draw:frame draw:style-name="gr8" draw:text-style-name="P1" draw:layer="layout" svg:width="3.81cm" svg:height="3.81cm" svg:x="25.765cm" svg:y="27.035cm">
          <draw:image xlink:href="Pictures/10000000000000E8000000CFA57DF31B406A1921.png" xlink:type="simple" xlink:show="embed" xlink:actuate="onLoad" draw:mime-type="image/png">
            <text:p/>
          </draw:image>
        </draw:frame>
        <draw:frame draw:style-name="gr1" draw:text-style-name="P1" draw:layer="layout" svg:width="3.81cm" svg:height="3.81cm" svg:x="25.765cm" svg:y="32.115cm">
          <draw:image xlink:href="Pictures/10000000000000E9000000CE21A93A387ACF938D.png" xlink:type="simple" xlink:show="embed" xlink:actuate="onLoad" draw:mime-type="image/png">
            <text:p/>
          </draw:image>
        </draw:frame>
        <draw:frame draw:style-name="gr8" draw:text-style-name="P1" draw:layer="layout" svg:width="3.81cm" svg:height="3.81cm" svg:x="25.765cm" svg:y="32.115cm">
          <draw:image xlink:href="Pictures/10000000000000E9000000CC5AA5D6B81F40249A.png" xlink:type="simple" xlink:show="embed" xlink:actuate="onLoad" draw:mime-type="image/png">
            <text:p/>
          </draw:image>
        </draw:frame>
        <draw:frame draw:style-name="gr1" draw:text-style-name="P1" draw:layer="layout" svg:width="3.81cm" svg:height="3.81cm" svg:x="25.765cm" svg:y="37.195cm">
          <draw:image xlink:href="Pictures/10000000000000E6000000CED2B9BF61373B3C88.png" xlink:type="simple" xlink:show="embed" xlink:actuate="onLoad" draw:mime-type="image/png">
            <text:p/>
          </draw:image>
        </draw:frame>
        <draw:frame draw:style-name="gr8" draw:text-style-name="P1" draw:layer="layout" svg:width="3.81cm" svg:height="3.81cm" svg:x="25.765cm" svg:y="37.195cm">
          <draw:image xlink:href="Pictures/10000000000000E6000000CFD5801D7F5BCE33E5.png" xlink:type="simple" xlink:show="embed" xlink:actuate="onLoad" draw:mime-type="image/png">
            <text:p/>
          </draw:image>
        </draw:frame>
        <draw:line draw:style-name="gr9" draw:text-style-name="P1" draw:layer="layout" svg:x1="28.044cm" svg:y1="38.445cm" svg:x2="28.362cm" svg:y2="38.763cm">
          <text:p/>
        </draw:line>
        <draw:line draw:style-name="gr9" draw:text-style-name="P1" draw:layer="layout" svg:x1="28.044cm" svg:y1="38.763cm" svg:x2="28.362cm" svg:y2="38.446cm">
          <text:p/>
        </draw:line>
        <draw:line draw:style-name="gr9" draw:text-style-name="P1" draw:layer="layout" svg:x1="14.335cm" svg:y1="17.827cm" svg:x2="14.653cm" svg:y2="18.145cm">
          <text:p/>
        </draw:line>
        <draw:line draw:style-name="gr9" draw:text-style-name="P1" draw:layer="layout" svg:x1="14.335cm" svg:y1="18.145cm" svg:x2="14.653cm" svg:y2="17.828cm">
          <text:p/>
        </draw:line>
        <draw:line draw:style-name="gr9" draw:text-style-name="P1" draw:layer="layout" svg:x1="20.049cm" svg:y1="17.51cm" svg:x2="20.367cm" svg:y2="17.828cm">
          <text:p/>
        </draw:line>
        <draw:line draw:style-name="gr9" draw:text-style-name="P1" draw:layer="layout" svg:x1="20.049cm" svg:y1="17.828cm" svg:x2="20.367cm" svg:y2="17.511cm">
          <text:p/>
        </draw:line>
        <draw:line draw:style-name="gr9" draw:text-style-name="P1" draw:layer="layout" svg:x1="26.874cm" svg:y1="17.75cm" svg:x2="27.192cm" svg:y2="18.068cm">
          <text:p/>
        </draw:line>
        <draw:line draw:style-name="gr9" draw:text-style-name="P1" draw:layer="layout" svg:x1="26.874cm" svg:y1="18.068cm" svg:x2="27.192cm" svg:y2="17.751cm">
          <text:p/>
        </draw:line>
        <draw:line draw:style-name="gr10" draw:text-style-name="P1" draw:layer="layout" svg:x1="26.622cm" svg:y1="17.51cm" svg:x2="26.94cm" svg:y2="17.828cm">
          <text:p/>
        </draw:line>
        <draw:line draw:style-name="gr10" draw:text-style-name="P1" draw:layer="layout" svg:x1="26.622cm" svg:y1="17.828cm" svg:x2="26.94cm" svg:y2="17.511cm">
          <text:p/>
        </draw:line>
        <draw:line draw:style-name="gr10" draw:text-style-name="P1" draw:layer="layout" svg:x1="27.203cm" svg:y1="17.827cm" svg:x2="27.521cm" svg:y2="18.145cm">
          <text:p/>
        </draw:line>
        <draw:line draw:style-name="gr10" draw:text-style-name="P1" draw:layer="layout" svg:x1="27.203cm" svg:y1="18.145cm" svg:x2="27.521cm" svg:y2="17.828cm">
          <text:p/>
        </draw:line>
        <draw:line draw:style-name="gr9" draw:text-style-name="P1" draw:layer="layout" svg:x1="13.699cm" svg:y1="23.224cm" svg:x2="14.017cm" svg:y2="23.542cm">
          <text:p/>
        </draw:line>
        <draw:line draw:style-name="gr9" draw:text-style-name="P1" draw:layer="layout" svg:x1="13.699cm" svg:y1="23.542cm" svg:x2="14.017cm" svg:y2="23.225cm">
          <text:p/>
        </draw:line>
        <draw:line draw:style-name="gr10" draw:text-style-name="P1" draw:layer="layout" svg:x1="26.423cm" svg:y1="23.224cm" svg:x2="26.741cm" svg:y2="23.542cm">
          <text:p/>
        </draw:line>
        <draw:line draw:style-name="gr10" draw:text-style-name="P1" draw:layer="layout" svg:x1="26.423cm" svg:y1="23.542cm" svg:x2="26.741cm" svg:y2="23.225cm">
          <text:p/>
        </draw:line>
        <draw:line draw:style-name="gr9" draw:text-style-name="P1" draw:layer="layout" svg:x1="19.612cm" svg:y1="22.452cm" svg:x2="19.93cm" svg:y2="22.77cm">
          <text:p/>
        </draw:line>
        <draw:line draw:style-name="gr9" draw:text-style-name="P1" draw:layer="layout" svg:x1="19.612cm" svg:y1="22.77cm" svg:x2="19.93cm" svg:y2="22.453cm">
          <text:p/>
        </draw:line>
        <draw:line draw:style-name="gr10" draw:text-style-name="P1" draw:layer="layout" svg:x1="26.276cm" svg:y1="22.452cm" svg:x2="26.594cm" svg:y2="22.77cm">
          <text:p/>
        </draw:line>
        <draw:line draw:style-name="gr10" draw:text-style-name="P1" draw:layer="layout" svg:x1="26.276cm" svg:y1="22.77cm" svg:x2="26.594cm" svg:y2="22.453cm">
          <text:p/>
        </draw:line>
        <draw:line draw:style-name="gr9" draw:text-style-name="P1" draw:layer="layout" svg:x1="26.364cm" svg:y1="22.823cm" svg:x2="26.682cm" svg:y2="23.141cm">
          <text:p/>
        </draw:line>
        <draw:line draw:style-name="gr9" draw:text-style-name="P1" draw:layer="layout" svg:x1="26.364cm" svg:y1="23.141cm" svg:x2="26.682cm" svg:y2="22.824cm">
          <text:p/>
        </draw:line>
        <draw:line draw:style-name="gr9" draw:text-style-name="P1" draw:layer="layout" svg:x1="13.526cm" svg:y1="28.148cm" svg:x2="13.844cm" svg:y2="28.466cm">
          <text:p/>
        </draw:line>
        <draw:line draw:style-name="gr9" draw:text-style-name="P1" draw:layer="layout" svg:x1="13.526cm" svg:y1="28.466cm" svg:x2="13.844cm" svg:y2="28.149cm">
          <text:p/>
        </draw:line>
        <draw:line draw:style-name="gr10" draw:text-style-name="P1" draw:layer="layout" svg:x1="26.238cm" svg:y1="28.148cm" svg:x2="26.556cm" svg:y2="28.466cm">
          <text:p/>
        </draw:line>
        <draw:line draw:style-name="gr10" draw:text-style-name="P1" draw:layer="layout" svg:x1="26.238cm" svg:y1="28.466cm" svg:x2="26.556cm" svg:y2="28.149cm">
          <text:p/>
        </draw:line>
        <draw:line draw:style-name="gr9" draw:text-style-name="P1" draw:layer="layout" svg:x1="19.6cm" svg:y1="28.131cm" svg:x2="19.918cm" svg:y2="28.449cm">
          <text:p/>
        </draw:line>
        <draw:line draw:style-name="gr9" draw:text-style-name="P1" draw:layer="layout" svg:x1="19.6cm" svg:y1="28.449cm" svg:x2="19.918cm" svg:y2="28.132cm">
          <text:p/>
        </draw:line>
        <draw:line draw:style-name="gr10" draw:text-style-name="P1" draw:layer="layout" svg:x1="26.324cm" svg:y1="28.131cm" svg:x2="26.642cm" svg:y2="28.449cm">
          <text:p/>
        </draw:line>
        <draw:line draw:style-name="gr10" draw:text-style-name="P1" draw:layer="layout" svg:x1="26.324cm" svg:y1="28.449cm" svg:x2="26.642cm" svg:y2="28.132cm">
          <text:p/>
        </draw:line>
        <draw:line draw:style-name="gr9" draw:text-style-name="P1" draw:layer="layout" svg:x1="26.276cm" svg:y1="28.131cm" svg:x2="26.594cm" svg:y2="28.449cm">
          <text:p/>
        </draw:line>
        <draw:line draw:style-name="gr9" draw:text-style-name="P1" draw:layer="layout" svg:x1="26.276cm" svg:y1="28.449cm" svg:x2="26.594cm" svg:y2="28.132cm">
          <text:p/>
        </draw:line>
        <draw:line draw:style-name="gr9" draw:text-style-name="P1" draw:layer="layout" svg:x1="16.055cm" svg:y1="33.607cm" svg:x2="16.373cm" svg:y2="33.925cm">
          <text:p/>
        </draw:line>
        <draw:line draw:style-name="gr9" draw:text-style-name="P1" draw:layer="layout" svg:x1="16.055cm" svg:y1="33.925cm" svg:x2="16.373cm" svg:y2="33.608cm">
          <text:p/>
        </draw:line>
        <draw:line draw:style-name="gr10" draw:text-style-name="P1" draw:layer="layout" svg:x1="28.808cm" svg:y1="33.607cm" svg:x2="29.126cm" svg:y2="33.925cm">
          <text:p/>
        </draw:line>
        <draw:line draw:style-name="gr10" draw:text-style-name="P1" draw:layer="layout" svg:x1="28.808cm" svg:y1="33.925cm" svg:x2="29.126cm" svg:y2="33.608cm">
          <text:p/>
        </draw:line>
        <draw:line draw:style-name="gr9" draw:text-style-name="P1" draw:layer="layout" svg:x1="22.348cm" svg:y1="32.75cm" svg:x2="22.666cm" svg:y2="33.068cm">
          <text:p/>
        </draw:line>
        <draw:line draw:style-name="gr9" draw:text-style-name="P1" draw:layer="layout" svg:x1="22.348cm" svg:y1="33.068cm" svg:x2="22.666cm" svg:y2="32.751cm">
          <text:p/>
        </draw:line>
        <draw:line draw:style-name="gr10" draw:text-style-name="P1" draw:layer="layout" svg:x1="29.006cm" svg:y1="32.75cm" svg:x2="29.324cm" svg:y2="33.068cm">
          <text:p/>
        </draw:line>
        <draw:line draw:style-name="gr10" draw:text-style-name="P1" draw:layer="layout" svg:x1="29.006cm" svg:y1="33.068cm" svg:x2="29.324cm" svg:y2="32.751cm">
          <text:p/>
        </draw:line>
        <draw:line draw:style-name="gr9" draw:text-style-name="P1" draw:layer="layout" svg:x1="28.905cm" svg:y1="33.2cm" svg:x2="29.223cm" svg:y2="33.518cm">
          <text:p/>
        </draw:line>
        <draw:line draw:style-name="gr9" draw:text-style-name="P1" draw:layer="layout" svg:x1="28.905cm" svg:y1="33.518cm" svg:x2="29.223cm" svg:y2="33.201cm">
          <text:p/>
        </draw:line>
        <draw:line draw:style-name="gr9" draw:text-style-name="P1" draw:layer="layout" svg:x1="15.477cm" svg:y1="38.915cm" svg:x2="15.795cm" svg:y2="39.233cm">
          <text:p/>
        </draw:line>
        <draw:line draw:style-name="gr9" draw:text-style-name="P1" draw:layer="layout" svg:x1="15.477cm" svg:y1="39.233cm" svg:x2="15.795cm" svg:y2="38.916cm">
          <text:p/>
        </draw:line>
        <draw:line draw:style-name="gr10" draw:text-style-name="P1" draw:layer="layout" svg:x1="28.192cm" svg:y1="38.915cm" svg:x2="28.51cm" svg:y2="39.233cm">
          <text:p/>
        </draw:line>
        <draw:line draw:style-name="gr10" draw:text-style-name="P1" draw:layer="layout" svg:x1="28.192cm" svg:y1="39.233cm" svg:x2="28.51cm" svg:y2="38.916cm">
          <text:p/>
        </draw:line>
        <draw:line draw:style-name="gr9" draw:text-style-name="P1" draw:layer="layout" svg:x1="28.044cm" svg:y1="38.445cm" svg:x2="28.362cm" svg:y2="38.763cm">
          <text:p/>
        </draw:line>
        <draw:line draw:style-name="gr9" draw:text-style-name="P1" draw:layer="layout" svg:x1="28.044cm" svg:y1="38.763cm" svg:x2="28.362cm" svg:y2="38.446cm">
          <text:p/>
        </draw:line>
        <draw:line draw:style-name="gr9" draw:text-style-name="P1" draw:layer="layout" svg:x1="21.281cm" svg:y1="37.938cm" svg:x2="21.599cm" svg:y2="38.256cm">
          <text:p/>
        </draw:line>
        <draw:line draw:style-name="gr9" draw:text-style-name="P1" draw:layer="layout" svg:x1="21.281cm" svg:y1="38.256cm" svg:x2="21.599cm" svg:y2="37.939cm">
          <text:p/>
        </draw:line>
        <draw:line draw:style-name="gr10" draw:text-style-name="P1" draw:layer="layout" svg:x1="27.882cm" svg:y1="37.938cm" svg:x2="28.2cm" svg:y2="38.256cm">
          <text:p/>
        </draw:line>
        <draw:line draw:style-name="gr10" draw:text-style-name="P1" draw:layer="layout" svg:x1="27.882cm" svg:y1="38.256cm" svg:x2="28.2cm" svg:y2="37.93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10T16:48:38.244828318</meta:creation-date>
    <dc:date>2021-02-25T11:18:57.731264746</dc:date>
    <meta:editing-duration>PT14M22S</meta:editing-duration>
    <meta:editing-cycles>3</meta:editing-cycles>
    <meta:generator>LibreOffice/7.0.3.1$Linux_X86_64 LibreOffice_project/00$Build-1</meta:generator>
    <meta:document-statistic meta:object-count="90"/>
  </office:meta>
</office:document-meta>
</file>